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TM, 7</text:p>
          </table:table-cell>
          <table:table-cell office:value-type="string" calcext:value-type="string">
            <text:p>LTM, Sqrt</text:p>
          </table:table-cell>
          <table:table-cell office:value-type="string" calcext:value-type="string">
            <text:p>No LTM, 7</text:p>
          </table:table-cell>
          <table:table-cell office:value-type="string" calcext:value-type="string">
            <text:p>No LTM, Sqrt</text:p>
          </table:table-cell>
          <table:table-cell office:value-type="string" calcext:value-type="string">
            <text:p>LTM, 7</text:p>
          </table:table-cell>
          <table:table-cell office:value-type="string" calcext:value-type="string">
            <text:p>LTM, Sqrt</text:p>
          </table:table-cell>
          <table:table-cell office:value-type="string" calcext:value-type="string">
            <text:p>No LTM, 7</text:p>
          </table:table-cell>
          <table:table-cell office:value-type="string" calcext:value-type="string">
            <text:p>No LTM, Sqr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TM_7</text:p>
          </table:table-cell>
          <table:table-cell office:value-type="string" calcext:value-type="string">
            <text:p>LTM_Sqrt</text:p>
          </table:table-cell>
          <table:table-cell office:value-type="string" calcext:value-type="string">
            <text:p>No_LTM_7</text:p>
          </table:table-cell>
          <table:table-cell office:value-type="string" calcext:value-type="string">
            <text:p>No_LTM_Sqrt</text:p>
          </table:table-cell>
          <table:table-cell/>
          <table:table-cell office:value-type="string" calcext:value-type="string">
            <text:p>Mode</text:p>
          </table:table-cell>
          <table:table-cell table:style-name="ce1" office:value-type="string" calcext:value-type="string" table:number-columns-spanned="2" table:number-rows-spanned="1">
            <text:p>LTM-7 : LTM-Sqrt</text:p>
          </table:table-cell>
          <table:covered-table-cell/>
          <table:table-cell table:style-name="ce1" office:value-type="string" calcext:value-type="string" table:number-columns-spanned="2" table:number-rows-spanned="1">
            <text:p>NoLTM-7 : NoLTM-Sqrt</text:p>
          </table:table-cell>
          <table:covered-table-cell/>
          <table:table-cell table:style-name="ce1" office:value-type="string" calcext:value-type="string" table:number-columns-spanned="2" table:number-rows-spanned="1">
            <text:p>LTM-7 : NoLTM-7</text:p>
          </table:table-cell>
          <table:covered-table-cell/>
          <table:table-cell table:style-name="ce1" office:value-type="string" calcext:value-type="string" table:number-columns-spanned="2" table:number-rows-spanned="1">
            <text:p>LTM-Sqrt : NoLTM-Sqrt</text:p>
          </table:table-cell>
          <table:covered-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2" calcext:value-type="float">
            <text:p>482</text:p>
          </table:table-cell>
          <table:table-cell table:number-columns-repeated="4" office:value-type="float" office:value="428" calcext:value-type="float">
            <text:p>428</text:p>
          </table:table-cell>
          <table:table-cell table:formula="of:=[.C2]/[.B2]" office:value-type="float" office:value="0.887966804979253" calcext:value-type="float">
            <text:p>0.887966804979253</text:p>
          </table:table-cell>
          <table:table-cell table:formula="of:=[.D2]/[.B2]" office:value-type="float" office:value="0.887966804979253" calcext:value-type="float">
            <text:p>0.887966804979253</text:p>
          </table:table-cell>
          <table:table-cell table:formula="of:=[.E2]/[.B2]" office:value-type="float" office:value="0.887966804979253" calcext:value-type="float">
            <text:p>0.887966804979253</text:p>
          </table:table-cell>
          <table:table-cell table:formula="of:=[.F2]/[.B2]" office:value-type="float" office:value="0.887966804979253" calcext:value-type="float">
            <text:p>0.88796680497925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 office:value-type="float" office:value="0.887966804979253" calcext:value-type="float">
            <text:p>0.887966804979253</text:p>
          </table:table-cell>
          <table:table-cell table:number-columns-repeated="2"/>
          <table:table-cell office:value-type="string" calcext:value-type="string">
            <text:p>Stat</text:p>
          </table:table-cell>
          <table:table-cell office:value-type="string" calcext:value-type="string">
            <text:p>P-Val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-Val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-Val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-V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81" calcext:value-type="float">
            <text:p>8181</text:p>
          </table:table-cell>
          <table:table-cell table:number-columns-repeated="4" office:value-type="float" office:value="7863" calcext:value-type="float">
            <text:p>7863</text:p>
          </table:table-cell>
          <table:table-cell table:formula="of:=[.C3]/[.B3]" office:value-type="float" office:value="0.961129446277961" calcext:value-type="float">
            <text:p>0.961129446277961</text:p>
          </table:table-cell>
          <table:table-cell table:formula="of:=[.D3]/[.B3]" office:value-type="float" office:value="0.961129446277961" calcext:value-type="float">
            <text:p>0.961129446277961</text:p>
          </table:table-cell>
          <table:table-cell table:formula="of:=[.E3]/[.B3]" office:value-type="float" office:value="0.961129446277961" calcext:value-type="float">
            <text:p>0.961129446277961</text:p>
          </table:table-cell>
          <table:table-cell table:formula="of:=[.F3]/[.B3]" office:value-type="float" office:value="0.961129446277961" calcext:value-type="float">
            <text:p>0.96112944627796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0.961129446277961" calcext:value-type="float">
            <text:p>0.961129446277961</text:p>
          </table:table-cell>
          <table:table-cell/>
          <table:table-cell office:value-type="string" calcext:value-type="string">
            <text:p>less pratt</text:p>
          </table:table-cell>
          <table:table-cell office:value-type="float" office:value="420" calcext:value-type="float">
            <text:p>420</text:p>
          </table:table-cell>
          <table:table-cell office:value-type="float" office:value="0.920489778898223" calcext:value-type="float">
            <text:p>0.920489778898223</text:p>
          </table:table-cell>
          <table:table-cell office:value-type="float" office:value="220" calcext:value-type="float">
            <text:p>220</text:p>
          </table:table-cell>
          <table:table-cell office:value-type="float" office:value="0.0597774029922869" calcext:value-type="float">
            <text:p>0.059777402992287</text:p>
          </table:table-cell>
          <table:table-cell office:value-type="float" office:value="427" calcext:value-type="float">
            <text:p>427</text:p>
          </table:table-cell>
          <table:table-cell office:value-type="float" office:value="0.920623436703554" calcext:value-type="float">
            <text:p>0.920623436703554</text:p>
          </table:table-cell>
          <table:table-cell office:value-type="float" office:value="299" calcext:value-type="float">
            <text:p>299</text:p>
          </table:table-cell>
          <table:table-cell office:value-type="float" office:value="0.43152360785135" calcext:value-type="float">
            <text:p>0.431523607851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6" calcext:value-type="float">
            <text:p>796</text:p>
          </table:table-cell>
          <table:table-cell office:value-type="float" office:value="675" calcext:value-type="float">
            <text:p>675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3" calcext:value-type="float">
            <text:p>683</text:p>
          </table:table-cell>
          <table:table-cell table:formula="of:=[.C4]/[.B4]" office:value-type="float" office:value="0.847989949748744" calcext:value-type="float">
            <text:p>0.847989949748744</text:p>
          </table:table-cell>
          <table:table-cell table:formula="of:=[.D4]/[.B4]" office:value-type="float" office:value="0.858040201005025" calcext:value-type="float">
            <text:p>0.858040201005025</text:p>
          </table:table-cell>
          <table:table-cell table:formula="of:=[.E4]/[.B4]" office:value-type="float" office:value="0.85929648241206" calcext:value-type="float">
            <text:p>0.85929648241206</text:p>
          </table:table-cell>
          <table:table-cell table:formula="of:=[.F4]/[.B4]" office:value-type="float" office:value="0.858040201005025" calcext:value-type="float">
            <text:p>0.8580402010050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47989949748744" calcext:value-type="float">
            <text:p>0.847989949748744</text:p>
          </table:table-cell>
          <table:table-cell office:value-type="float" office:value="0.858040201005025" calcext:value-type="float">
            <text:p>0.858040201005025</text:p>
          </table:table-cell>
          <table:table-cell office:value-type="float" office:value="0.85929648241206" calcext:value-type="float">
            <text:p>0.85929648241206</text:p>
          </table:table-cell>
          <table:table-cell office:value-type="float" office:value="0.858040201005025" calcext:value-type="float">
            <text:p>0.858040201005025</text:p>
          </table:table-cell>
          <table:table-cell/>
          <table:table-cell office:value-type="string" calcext:value-type="string">
            <text:p>less wilcox</text:p>
          </table:table-cell>
          <table:table-cell office:value-type="float" office:value="212" calcext:value-type="float">
            <text:p>212</text:p>
          </table:table-cell>
          <table:table-cell office:value-type="float" office:value="0.90855218158477" calcext:value-type="float">
            <text:p>0.90855218158477</text:p>
          </table:table-cell>
          <table:table-cell office:value-type="float" office:value="103" calcext:value-type="float">
            <text:p>103</text:p>
          </table:table-cell>
          <table:table-cell office:value-type="float" office:value="0.0546847280273711" calcext:value-type="float">
            <text:p>0.054684728027371</text:p>
          </table:table-cell>
          <table:table-cell office:value-type="float" office:value="235" calcext:value-type="float">
            <text:p>235</text:p>
          </table:table-cell>
          <table:table-cell office:value-type="float" office:value="0.93463641598738" calcext:value-type="float">
            <text:p>0.93463641598738</text:p>
          </table:table-cell>
          <table:table-cell office:value-type="float" office:value="119" calcext:value-type="float">
            <text:p>119</text:p>
          </table:table-cell>
          <table:table-cell office:value-type="float" office:value="0.281659901157887" calcext:value-type="float">
            <text:p>0.2816599011578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3" calcext:value-type="float">
            <text:p>543</text:p>
          </table:table-cell>
          <table:table-cell table:formula="of:=[.C5]/[.B5]" office:value-type="float" office:value="0.899671052631579" calcext:value-type="float">
            <text:p>0.899671052631579</text:p>
          </table:table-cell>
          <table:table-cell table:formula="of:=[.D5]/[.B5]" office:value-type="float" office:value="0.894736842105263" calcext:value-type="float">
            <text:p>0.894736842105263</text:p>
          </table:table-cell>
          <table:table-cell table:formula="of:=[.E5]/[.B5]" office:value-type="float" office:value="0.894736842105263" calcext:value-type="float">
            <text:p>0.894736842105263</text:p>
          </table:table-cell>
          <table:table-cell table:formula="of:=[.F5]/[.B5]" office:value-type="float" office:value="0.893092105263158" calcext:value-type="float">
            <text:p>0.893092105263158</text:p>
          </table:table-cell>
          <table:table-cell/>
          <table:table-cell office:value-type="string" calcext:value-type="string">
            <text:p>76(1)</text:p>
          </table:table-cell>
          <table:table-cell office:value-type="float" office:value="0.899671052631579" calcext:value-type="float">
            <text:p>0.899671052631579</text:p>
          </table:table-cell>
          <table:table-cell table:number-columns-repeated="2" office:value-type="float" office:value="0.894736842105263" calcext:value-type="float">
            <text:p>0.894736842105263</text:p>
          </table:table-cell>
          <table:table-cell office:value-type="float" office:value="0.893092105263158" calcext:value-type="float">
            <text:p>0.893092105263158</text:p>
          </table:table-cell>
          <table:table-cell/>
          <table:table-cell office:value-type="string" calcext:value-type="string">
            <text:p>less zspit</text:p>
          </table:table-cell>
          <table:table-cell office:value-type="float" office:value="465.5" calcext:value-type="float">
            <text:p>465.5</text:p>
          </table:table-cell>
          <table:table-cell office:value-type="float" office:value="0.916875235701623" calcext:value-type="float">
            <text:p>0.916875235701623</text:p>
          </table:table-cell>
          <table:table-cell office:value-type="float" office:value="265.5" calcext:value-type="float">
            <text:p>265.5</text:p>
          </table:table-cell>
          <table:table-cell office:value-type="float" office:value="0.0629962617805711" calcext:value-type="float">
            <text:p>0.062996261780571</text:p>
          </table:table-cell>
          <table:table-cell office:value-type="float" office:value="466" calcext:value-type="float">
            <text:p>466</text:p>
          </table:table-cell>
          <table:table-cell office:value-type="float" office:value="0.917769251905686" calcext:value-type="float">
            <text:p>0.917769251905686</text:p>
          </table:table-cell>
          <table:table-cell office:value-type="float" office:value="359" calcext:value-type="float">
            <text:p>359</text:p>
          </table:table-cell>
          <table:table-cell office:value-type="float" office:value="0.43328385710822" calcext:value-type="float">
            <text:p>0.433283857108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0921" calcext:value-type="float">
            <text:p>130921</text:p>
          </table:table-cell>
          <table:table-cell office:value-type="float" office:value="109225" calcext:value-type="float">
            <text:p>109225</text:p>
          </table:table-cell>
          <table:table-cell office:value-type="float" office:value="108601" calcext:value-type="float">
            <text:p>108601</text:p>
          </table:table-cell>
          <table:table-cell office:value-type="float" office:value="108558" calcext:value-type="float">
            <text:p>108558</text:p>
          </table:table-cell>
          <table:table-cell office:value-type="float" office:value="109228" calcext:value-type="float">
            <text:p>109228</text:p>
          </table:table-cell>
          <table:table-cell table:formula="of:=[.C6]/[.B6]" office:value-type="float" office:value="0.834281742424821" calcext:value-type="float">
            <text:p>0.834281742424821</text:p>
          </table:table-cell>
          <table:table-cell table:formula="of:=[.D6]/[.B6]" office:value-type="float" office:value="0.829515509352969" calcext:value-type="float">
            <text:p>0.829515509352969</text:p>
          </table:table-cell>
          <table:table-cell table:formula="of:=[.E6]/[.B6]" office:value-type="float" office:value="0.829187067009876" calcext:value-type="float">
            <text:p>0.829187067009876</text:p>
          </table:table-cell>
          <table:table-cell table:formula="of:=[.F6]/[.B6]" office:value-type="float" office:value="0.834304657006897" calcext:value-type="float">
            <text:p>0.834304657006897</text:p>
          </table:table-cell>
          <table:table-cell/>
          <table:table-cell office:value-type="string" calcext:value-type="string">
            <text:p>76(2)</text:p>
          </table:table-cell>
          <table:table-cell office:value-type="float" office:value="0.834281742424821" calcext:value-type="float">
            <text:p>0.834281742424821</text:p>
          </table:table-cell>
          <table:table-cell office:value-type="float" office:value="0.829515509352969" calcext:value-type="float">
            <text:p>0.829515509352969</text:p>
          </table:table-cell>
          <table:table-cell office:value-type="float" office:value="0.829187067009876" calcext:value-type="float">
            <text:p>0.829187067009876</text:p>
          </table:table-cell>
          <table:table-cell office:value-type="float" office:value="0.834304657006897" calcext:value-type="float">
            <text:p>0.834304657006897</text:p>
          </table:table-cell>
          <table:table-cell/>
          <table:table-cell office:value-type="string" calcext:value-type="string">
            <text:p>Two-sided pratt</text:p>
          </table:table-cell>
          <table:table-cell office:value-type="float" office:value="230" calcext:value-type="float">
            <text:p>230</text:p>
          </table:table-cell>
          <table:table-cell office:value-type="float" office:value="0.159020442203553" calcext:value-type="float">
            <text:p>0.159020442203553</text:p>
          </table:table-cell>
          <table:table-cell office:value-type="float" office:value="220" calcext:value-type="float">
            <text:p>220</text:p>
          </table:table-cell>
          <table:table-cell office:value-type="float" office:value="0.119554805984574" calcext:value-type="float">
            <text:p>0.119554805984574</text:p>
          </table:table-cell>
          <table:table-cell office:value-type="float" office:value="236" calcext:value-type="float">
            <text:p>236</text:p>
          </table:table-cell>
          <table:table-cell office:value-type="float" office:value="0.158753126592892" calcext:value-type="float">
            <text:p>0.158753126592892</text:p>
          </table:table-cell>
          <table:table-cell office:value-type="float" office:value="299" calcext:value-type="float">
            <text:p>299</text:p>
          </table:table-cell>
          <table:table-cell office:value-type="float" office:value="0.8630472157027" calcext:value-type="float">
            <text:p>0.86304721570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7" calcext:value-type="float">
            <text:p>1437</text:p>
          </table:table-cell>
          <table:table-cell office:value-type="float" office:value="1231" calcext:value-type="float">
            <text:p>1231</text:p>
          </table:table-cell>
          <table:table-cell office:value-type="float" office:value="1217" calcext:value-type="float">
            <text:p>1217</text:p>
          </table:table-cell>
          <table:table-cell office:value-type="float" office:value="1219" calcext:value-type="float">
            <text:p>1219</text:p>
          </table:table-cell>
          <table:table-cell office:value-type="float" office:value="1231" calcext:value-type="float">
            <text:p>1231</text:p>
          </table:table-cell>
          <table:table-cell table:formula="of:=[.C7]/[.B7]" office:value-type="float" office:value="0.856645789839944" calcext:value-type="float">
            <text:p>0.856645789839944</text:p>
          </table:table-cell>
          <table:table-cell table:formula="of:=[.D7]/[.B7]" office:value-type="float" office:value="0.846903270702853" calcext:value-type="float">
            <text:p>0.846903270702853</text:p>
          </table:table-cell>
          <table:table-cell table:formula="of:=[.E7]/[.B7]" office:value-type="float" office:value="0.848295059151009" calcext:value-type="float">
            <text:p>0.848295059151009</text:p>
          </table:table-cell>
          <table:table-cell table:formula="of:=[.F7]/[.B7]" office:value-type="float" office:value="0.856645789839944" calcext:value-type="float">
            <text:p>0.85664578983994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856645789839944" calcext:value-type="float">
            <text:p>0.856645789839944</text:p>
          </table:table-cell>
          <table:table-cell office:value-type="float" office:value="0.846903270702853" calcext:value-type="float">
            <text:p>0.846903270702853</text:p>
          </table:table-cell>
          <table:table-cell office:value-type="float" office:value="0.848295059151009" calcext:value-type="float">
            <text:p>0.848295059151009</text:p>
          </table:table-cell>
          <table:table-cell office:value-type="float" office:value="0.856645789839944" calcext:value-type="float">
            <text:p>0.856645789839944</text:p>
          </table:table-cell>
          <table:table-cell/>
          <table:table-cell office:value-type="string" calcext:value-type="string">
            <text:p>Two-sieded wilcox</text:p>
          </table:table-cell>
          <table:table-cell office:value-type="float" office:value="113" calcext:value-type="float">
            <text:p>113</text:p>
          </table:table-cell>
          <table:table-cell office:value-type="float" office:value="0.182895636830461" calcext:value-type="float">
            <text:p>0.182895636830461</text:p>
          </table:table-cell>
          <table:table-cell office:value-type="float" office:value="103" calcext:value-type="float">
            <text:p>103</text:p>
          </table:table-cell>
          <table:table-cell office:value-type="float" office:value="0.109369456054742" calcext:value-type="float">
            <text:p>0.109369456054742</text:p>
          </table:table-cell>
          <table:table-cell office:value-type="float" office:value="116" calcext:value-type="float">
            <text:p>116</text:p>
          </table:table-cell>
          <table:table-cell office:value-type="float" office:value="0.13072716802524" calcext:value-type="float">
            <text:p>0.13072716802524</text:p>
          </table:table-cell>
          <table:table-cell office:value-type="float" office:value="119" calcext:value-type="float">
            <text:p>119</text:p>
          </table:table-cell>
          <table:table-cell office:value-type="float" office:value="0.563319802315774" calcext:value-type="float">
            <text:p>0.563319802315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98" calcext:value-type="float">
            <text:p>24698</text:p>
          </table:table-cell>
          <table:table-cell office:value-type="float" office:value="21389" calcext:value-type="float">
            <text:p>21389</text:p>
          </table:table-cell>
          <table:table-cell office:value-type="float" office:value="21320" calcext:value-type="float">
            <text:p>21320</text:p>
          </table:table-cell>
          <table:table-cell office:value-type="float" office:value="21389" calcext:value-type="float">
            <text:p>21389</text:p>
          </table:table-cell>
          <table:table-cell office:value-type="float" office:value="21320" calcext:value-type="float">
            <text:p>21320</text:p>
          </table:table-cell>
          <table:table-cell table:formula="of:=[.C8]/[.B8]" office:value-type="float" office:value="0.866021540205685" calcext:value-type="float">
            <text:p>0.866021540205685</text:p>
          </table:table-cell>
          <table:table-cell table:formula="of:=[.D8]/[.B8]" office:value-type="float" office:value="0.863227791724026" calcext:value-type="float">
            <text:p>0.863227791724026</text:p>
          </table:table-cell>
          <table:table-cell table:formula="of:=[.E8]/[.B8]" office:value-type="float" office:value="0.866021540205685" calcext:value-type="float">
            <text:p>0.866021540205685</text:p>
          </table:table-cell>
          <table:table-cell table:formula="of:=[.F8]/[.B8]" office:value-type="float" office:value="0.863227791724026" calcext:value-type="float">
            <text:p>0.863227791724026</text:p>
          </table:table-cell>
          <table:table-cell/>
          <table:table-cell office:value-type="string" calcext:value-type="string">
            <text:p>100(1)</text:p>
          </table:table-cell>
          <table:table-cell office:value-type="float" office:value="0.866021540205685" calcext:value-type="float">
            <text:p>0.866021540205685</text:p>
          </table:table-cell>
          <table:table-cell office:value-type="float" office:value="0.863227791724026" calcext:value-type="float">
            <text:p>0.863227791724026</text:p>
          </table:table-cell>
          <table:table-cell office:value-type="float" office:value="0.866021540205685" calcext:value-type="float">
            <text:p>0.866021540205685</text:p>
          </table:table-cell>
          <table:table-cell office:value-type="float" office:value="0.863227791724026" calcext:value-type="float">
            <text:p>0.863227791724026</text:p>
          </table:table-cell>
          <table:table-cell/>
          <table:table-cell office:value-type="string" calcext:value-type="string">
            <text:p>Two-sided zspit</text:p>
          </table:table-cell>
          <table:table-cell office:value-type="float" office:value="275.5" calcext:value-type="float">
            <text:p>275.5</text:p>
          </table:table-cell>
          <table:table-cell office:value-type="float" office:value="0.166249528596755" calcext:value-type="float">
            <text:p>0.166249528596755</text:p>
          </table:table-cell>
          <table:table-cell office:value-type="float" office:value="265.5" calcext:value-type="float">
            <text:p>265.5</text:p>
          </table:table-cell>
          <table:table-cell office:value-type="float" office:value="0.125992523561142" calcext:value-type="float">
            <text:p>0.125992523561142</text:p>
          </table:table-cell>
          <table:table-cell office:value-type="float" office:value="275" calcext:value-type="float">
            <text:p>275</text:p>
          </table:table-cell>
          <table:table-cell office:value-type="float" office:value="0.164461496188629" calcext:value-type="float">
            <text:p>0.164461496188629</text:p>
          </table:table-cell>
          <table:table-cell office:value-type="float" office:value="359" calcext:value-type="float">
            <text:p>359</text:p>
          </table:table-cell>
          <table:table-cell office:value-type="float" office:value="0.866567714216441" calcext:value-type="float">
            <text:p>0.8665677142164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884" calcext:value-type="float">
            <text:p>25884</text:p>
          </table:table-cell>
          <table:table-cell office:value-type="float" office:value="22352" calcext:value-type="float">
            <text:p>22352</text:p>
          </table:table-cell>
          <table:table-cell office:value-type="float" office:value="22274" calcext:value-type="float">
            <text:p>22274</text:p>
          </table:table-cell>
          <table:table-cell office:value-type="float" office:value="22482" calcext:value-type="float">
            <text:p>22482</text:p>
          </table:table-cell>
          <table:table-cell office:value-type="float" office:value="22349" calcext:value-type="float">
            <text:p>22349</text:p>
          </table:table-cell>
          <table:table-cell table:formula="of:=[.C9]/[.B9]" office:value-type="float" office:value="0.863545047133364" calcext:value-type="float">
            <text:p>0.863545047133364</text:p>
          </table:table-cell>
          <table:table-cell table:formula="of:=[.D9]/[.B9]" office:value-type="float" office:value="0.860531602534384" calcext:value-type="float">
            <text:p>0.860531602534384</text:p>
          </table:table-cell>
          <table:table-cell table:formula="of:=[.E9]/[.B9]" office:value-type="float" office:value="0.868567454798331" calcext:value-type="float">
            <text:p>0.868567454798331</text:p>
          </table:table-cell>
          <table:table-cell table:formula="of:=[.F9]/[.B9]" office:value-type="float" office:value="0.863429145418019" calcext:value-type="float">
            <text:p>0.863429145418019</text:p>
          </table:table-cell>
          <table:table-cell/>
          <table:table-cell office:value-type="string" calcext:value-type="string">
            <text:p>100(2)</text:p>
          </table:table-cell>
          <table:table-cell office:value-type="float" office:value="0.863545047133364" calcext:value-type="float">
            <text:p>0.863545047133364</text:p>
          </table:table-cell>
          <table:table-cell office:value-type="float" office:value="0.860531602534384" calcext:value-type="float">
            <text:p>0.860531602534384</text:p>
          </table:table-cell>
          <table:table-cell office:value-type="float" office:value="0.868567454798331" calcext:value-type="float">
            <text:p>0.868567454798331</text:p>
          </table:table-cell>
          <table:table-cell office:value-type="float" office:value="0.863429145418019" calcext:value-type="float">
            <text:p>0.86342914541801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660" calcext:value-type="float">
            <text:p>23660</text:p>
          </table:table-cell>
          <table:table-cell office:value-type="float" office:value="21046" calcext:value-type="float">
            <text:p>21046</text:p>
          </table:table-cell>
          <table:table-cell office:value-type="float" office:value="21043" calcext:value-type="float">
            <text:p>21043</text:p>
          </table:table-cell>
          <table:table-cell office:value-type="float" office:value="21053" calcext:value-type="float">
            <text:p>21053</text:p>
          </table:table-cell>
          <table:table-cell office:value-type="float" office:value="21159" calcext:value-type="float">
            <text:p>21159</text:p>
          </table:table-cell>
          <table:table-cell table:formula="of:=[.C10]/[.B10]" office:value-type="float" office:value="0.889518174133559" calcext:value-type="float">
            <text:p>0.889518174133559</text:p>
          </table:table-cell>
          <table:table-cell table:formula="of:=[.D10]/[.B10]" office:value-type="float" office:value="0.889391377852916" calcext:value-type="float">
            <text:p>0.889391377852916</text:p>
          </table:table-cell>
          <table:table-cell table:formula="of:=[.E10]/[.B10]" office:value-type="float" office:value="0.889814032121724" calcext:value-type="float">
            <text:p>0.889814032121724</text:p>
          </table:table-cell>
          <table:table-cell table:formula="of:=[.F10]/[.B10]" office:value-type="float" office:value="0.89429416737109" calcext:value-type="float">
            <text:p>0.89429416737109</text:p>
          </table:table-cell>
          <table:table-cell/>
          <table:table-cell office:value-type="string" calcext:value-type="string">
            <text:p>100(3)</text:p>
          </table:table-cell>
          <table:table-cell office:value-type="float" office:value="0.889518174133559" calcext:value-type="float">
            <text:p>0.889518174133559</text:p>
          </table:table-cell>
          <table:table-cell office:value-type="float" office:value="0.889391377852916" calcext:value-type="float">
            <text:p>0.889391377852916</text:p>
          </table:table-cell>
          <table:table-cell office:value-type="float" office:value="0.889814032121724" calcext:value-type="float">
            <text:p>0.889814032121724</text:p>
          </table:table-cell>
          <table:table-cell office:value-type="float" office:value="0.89429416737109" calcext:value-type="float">
            <text:p>0.8942941673710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52" calcext:value-type="float">
            <text:p>24852</text:p>
          </table:table-cell>
          <table:table-cell office:value-type="float" office:value="21566" calcext:value-type="float">
            <text:p>21566</text:p>
          </table:table-cell>
          <table:table-cell office:value-type="float" office:value="21612" calcext:value-type="float">
            <text:p>21612</text:p>
          </table:table-cell>
          <table:table-cell office:value-type="float" office:value="21605" calcext:value-type="float">
            <text:p>21605</text:p>
          </table:table-cell>
          <table:table-cell office:value-type="float" office:value="21529" calcext:value-type="float">
            <text:p>21529</text:p>
          </table:table-cell>
          <table:table-cell table:formula="of:=[.C11]/[.B11]" office:value-type="float" office:value="0.867777241268308" calcext:value-type="float">
            <text:p>0.867777241268308</text:p>
          </table:table-cell>
          <table:table-cell table:formula="of:=[.D11]/[.B11]" office:value-type="float" office:value="0.869628198937711" calcext:value-type="float">
            <text:p>0.869628198937711</text:p>
          </table:table-cell>
          <table:table-cell table:formula="of:=[.E11]/[.B11]" office:value-type="float" office:value="0.86934653146628" calcext:value-type="float">
            <text:p>0.86934653146628</text:p>
          </table:table-cell>
          <table:table-cell table:formula="of:=[.F11]/[.B11]" office:value-type="float" office:value="0.866288427490745" calcext:value-type="float">
            <text:p>0.866288427490745</text:p>
          </table:table-cell>
          <table:table-cell/>
          <table:table-cell office:value-type="string" calcext:value-type="string">
            <text:p>100(4)</text:p>
          </table:table-cell>
          <table:table-cell office:value-type="float" office:value="0.867777241268308" calcext:value-type="float">
            <text:p>0.867777241268308</text:p>
          </table:table-cell>
          <table:table-cell office:value-type="float" office:value="0.869628198937711" calcext:value-type="float">
            <text:p>0.869628198937711</text:p>
          </table:table-cell>
          <table:table-cell office:value-type="float" office:value="0.86934653146628" calcext:value-type="float">
            <text:p>0.86934653146628</text:p>
          </table:table-cell>
          <table:table-cell office:value-type="float" office:value="0.866288427490745" calcext:value-type="float">
            <text:p>0.866288427490745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82" calcext:value-type="float">
            <text:p>24782</text:p>
          </table:table-cell>
          <table:table-cell office:value-type="float" office:value="22400" calcext:value-type="float">
            <text:p>22400</text:p>
          </table:table-cell>
          <table:table-cell office:value-type="float" office:value="22473" calcext:value-type="float">
            <text:p>22473</text:p>
          </table:table-cell>
          <table:table-cell office:value-type="float" office:value="22260" calcext:value-type="float">
            <text:p>22260</text:p>
          </table:table-cell>
          <table:table-cell office:value-type="float" office:value="22351" calcext:value-type="float">
            <text:p>22351</text:p>
          </table:table-cell>
          <table:table-cell table:formula="of:=[.C12]/[.B12]" office:value-type="float" office:value="0.903881849729642" calcext:value-type="float">
            <text:p>0.903881849729642</text:p>
          </table:table-cell>
          <table:table-cell table:formula="of:=[.D12]/[.B12]" office:value-type="float" office:value="0.906827536114922" calcext:value-type="float">
            <text:p>0.906827536114922</text:p>
          </table:table-cell>
          <table:table-cell table:formula="of:=[.E12]/[.B12]" office:value-type="float" office:value="0.898232588168832" calcext:value-type="float">
            <text:p>0.898232588168832</text:p>
          </table:table-cell>
          <table:table-cell table:formula="of:=[.F12]/[.B12]" office:value-type="float" office:value="0.901904608183359" calcext:value-type="float">
            <text:p>0.901904608183359</text:p>
          </table:table-cell>
          <table:table-cell/>
          <table:table-cell office:value-type="string" calcext:value-type="string">
            <text:p>100(5)</text:p>
          </table:table-cell>
          <table:table-cell office:value-type="float" office:value="0.903881849729642" calcext:value-type="float">
            <text:p>0.903881849729642</text:p>
          </table:table-cell>
          <table:table-cell office:value-type="float" office:value="0.906827536114922" calcext:value-type="float">
            <text:p>0.906827536114922</text:p>
          </table:table-cell>
          <table:table-cell office:value-type="float" office:value="0.898232588168832" calcext:value-type="float">
            <text:p>0.898232588168832</text:p>
          </table:table-cell>
          <table:table-cell office:value-type="float" office:value="0.901904608183359" calcext:value-type="float">
            <text:p>0.901904608183359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46" calcext:value-type="float">
            <text:p>746</text:p>
          </table:table-cell>
          <table:table-cell office:value-type="float" office:value="646" calcext:value-type="float">
            <text:p>646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7" calcext:value-type="float">
            <text:p>647</text:p>
          </table:table-cell>
          <table:table-cell table:formula="of:=[.C13]/[.B13]" office:value-type="float" office:value="0.865951742627346" calcext:value-type="float">
            <text:p>0.865951742627346</text:p>
          </table:table-cell>
          <table:table-cell table:formula="of:=[.D13]/[.B13]" office:value-type="float" office:value="0.857908847184987" calcext:value-type="float">
            <text:p>0.857908847184987</text:p>
          </table:table-cell>
          <table:table-cell table:formula="of:=[.E13]/[.B13]" office:value-type="float" office:value="0.859249329758713" calcext:value-type="float">
            <text:p>0.859249329758713</text:p>
          </table:table-cell>
          <table:table-cell table:formula="of:=[.F13]/[.B13]" office:value-type="float" office:value="0.867292225201072" calcext:value-type="float">
            <text:p>0.86729222520107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865951742627346" calcext:value-type="float">
            <text:p>0.865951742627346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859249329758713" calcext:value-type="float">
            <text:p>0.859249329758713</text:p>
          </table:table-cell>
          <table:table-cell office:value-type="float" office:value="0.867292225201072" calcext:value-type="float">
            <text:p>0.867292225201072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935" calcext:value-type="float">
            <text:p>16935</text:p>
          </table:table-cell>
          <table:table-cell table:number-columns-repeated="4" office:value-type="float" office:value="14475" calcext:value-type="float">
            <text:p>14475</text:p>
          </table:table-cell>
          <table:table-cell table:formula="of:=[.C14]/[.B14]" office:value-type="float" office:value="0.854738706820195" calcext:value-type="float">
            <text:p>0.854738706820195</text:p>
          </table:table-cell>
          <table:table-cell table:formula="of:=[.D14]/[.B14]" office:value-type="float" office:value="0.854738706820195" calcext:value-type="float">
            <text:p>0.854738706820195</text:p>
          </table:table-cell>
          <table:table-cell table:formula="of:=[.E14]/[.B14]" office:value-type="float" office:value="0.854738706820195" calcext:value-type="float">
            <text:p>0.854738706820195</text:p>
          </table:table-cell>
          <table:table-cell table:formula="of:=[.F14]/[.B14]" office:value-type="float" office:value="0.854738706820195" calcext:value-type="float">
            <text:p>0.85473870682019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4" office:value-type="float" office:value="0.854738706820195" calcext:value-type="float">
            <text:p>0.854738706820195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44703" calcext:value-type="float">
            <text:p>44703</text:p>
          </table:table-cell>
          <table:table-cell office:value-type="float" office:value="44522" calcext:value-type="float">
            <text:p>44522</text:p>
          </table:table-cell>
          <table:table-cell office:value-type="float" office:value="44641" calcext:value-type="float">
            <text:p>44641</text:p>
          </table:table-cell>
          <table:table-cell office:value-type="float" office:value="44568" calcext:value-type="float">
            <text:p>44568</text:p>
          </table:table-cell>
          <table:table-cell table:formula="of:=[.C15]/[.B15]" office:value-type="float" office:value="0.957647814910026" calcext:value-type="float">
            <text:p>0.957647814910026</text:p>
          </table:table-cell>
          <table:table-cell table:formula="of:=[.D15]/[.B15]" office:value-type="float" office:value="0.953770351328192" calcext:value-type="float">
            <text:p>0.953770351328192</text:p>
          </table:table-cell>
          <table:table-cell table:formula="of:=[.E15]/[.B15]" office:value-type="float" office:value="0.956319622964867" calcext:value-type="float">
            <text:p>0.956319622964867</text:p>
          </table:table-cell>
          <table:table-cell table:formula="of:=[.F15]/[.B15]" office:value-type="float" office:value="0.954755784061697" calcext:value-type="float">
            <text:p>0.95475578406169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57647814910026" calcext:value-type="float">
            <text:p>0.957647814910026</text:p>
          </table:table-cell>
          <table:table-cell office:value-type="float" office:value="0.953770351328192" calcext:value-type="float">
            <text:p>0.953770351328192</text:p>
          </table:table-cell>
          <table:table-cell office:value-type="float" office:value="0.956319622964867" calcext:value-type="float">
            <text:p>0.956319622964867</text:p>
          </table:table-cell>
          <table:table-cell office:value-type="float" office:value="0.954755784061697" calcext:value-type="float">
            <text:p>0.954755784061697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7055" calcext:value-type="float">
            <text:p>67055</text:p>
          </table:table-cell>
          <table:table-cell table:number-columns-repeated="4" office:value-type="float" office:value="60372" calcext:value-type="float">
            <text:p>60372</text:p>
          </table:table-cell>
          <table:table-cell table:formula="of:=[.C16]/[.B16]" office:value-type="float" office:value="0.900335545447767" calcext:value-type="float">
            <text:p>0.900335545447767</text:p>
          </table:table-cell>
          <table:table-cell table:formula="of:=[.D16]/[.B16]" office:value-type="float" office:value="0.900335545447767" calcext:value-type="float">
            <text:p>0.900335545447767</text:p>
          </table:table-cell>
          <table:table-cell table:formula="of:=[.E16]/[.B16]" office:value-type="float" office:value="0.900335545447767" calcext:value-type="float">
            <text:p>0.900335545447767</text:p>
          </table:table-cell>
          <table:table-cell table:formula="of:=[.F16]/[.B16]" office:value-type="float" office:value="0.900335545447767" calcext:value-type="float">
            <text:p>0.900335545447767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4" office:value-type="float" office:value="0.900335545447767" calcext:value-type="float">
            <text:p>0.900335545447767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3953" calcext:value-type="float">
            <text:p>133953</text:p>
          </table:table-cell>
          <table:table-cell office:value-type="float" office:value="120997" calcext:value-type="float">
            <text:p>120997</text:p>
          </table:table-cell>
          <table:table-cell office:value-type="float" office:value="119503" calcext:value-type="float">
            <text:p>119503</text:p>
          </table:table-cell>
          <table:table-cell office:value-type="float" office:value="120587" calcext:value-type="float">
            <text:p>120587</text:p>
          </table:table-cell>
          <table:table-cell office:value-type="float" office:value="120883" calcext:value-type="float">
            <text:p>120883</text:p>
          </table:table-cell>
          <table:table-cell table:formula="of:=[.C17]/[.B17]" office:value-type="float" office:value="0.903279508484319" calcext:value-type="float">
            <text:p>0.903279508484319</text:p>
          </table:table-cell>
          <table:table-cell table:formula="of:=[.D17]/[.B17]" office:value-type="float" office:value="0.892126342821736" calcext:value-type="float">
            <text:p>0.892126342821736</text:p>
          </table:table-cell>
          <table:table-cell table:formula="of:=[.E17]/[.B17]" office:value-type="float" office:value="0.900218733436354" calcext:value-type="float">
            <text:p>0.900218733436354</text:p>
          </table:table-cell>
          <table:table-cell table:formula="of:=[.F17]/[.B17]" office:value-type="float" office:value="0.902428463714885" calcext:value-type="float">
            <text:p>0.90242846371488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03279508484319" calcext:value-type="float">
            <text:p>0.903279508484319</text:p>
          </table:table-cell>
          <table:table-cell office:value-type="float" office:value="0.892126342821736" calcext:value-type="float">
            <text:p>0.892126342821736</text:p>
          </table:table-cell>
          <table:table-cell office:value-type="float" office:value="0.900218733436354" calcext:value-type="float">
            <text:p>0.900218733436354</text:p>
          </table:table-cell>
          <table:table-cell office:value-type="float" office:value="0.902428463714885" calcext:value-type="float">
            <text:p>0.902428463714885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129" calcext:value-type="float">
            <text:p>7129</text:p>
          </table:table-cell>
          <table:table-cell office:value-type="float" office:value="6429" calcext:value-type="float">
            <text:p>6429</text:p>
          </table:table-cell>
          <table:table-cell office:value-type="float" office:value="6412" calcext:value-type="float">
            <text:p>6412</text:p>
          </table:table-cell>
          <table:table-cell office:value-type="float" office:value="6527" calcext:value-type="float">
            <text:p>6527</text:p>
          </table:table-cell>
          <table:table-cell office:value-type="float" office:value="6290" calcext:value-type="float">
            <text:p>6290</text:p>
          </table:table-cell>
          <table:table-cell table:formula="of:=[.C18]/[.B18]" office:value-type="float" office:value="0.901809510450274" calcext:value-type="float">
            <text:p>0.901809510450274</text:p>
          </table:table-cell>
          <table:table-cell table:formula="of:=[.D18]/[.B18]" office:value-type="float" office:value="0.899424884275494" calcext:value-type="float">
            <text:p>0.899424884275494</text:p>
          </table:table-cell>
          <table:table-cell table:formula="of:=[.E18]/[.B18]" office:value-type="float" office:value="0.915556178987235" calcext:value-type="float">
            <text:p>0.915556178987235</text:p>
          </table:table-cell>
          <table:table-cell table:formula="of:=[.F18]/[.B18]" office:value-type="float" office:value="0.882311684668256" calcext:value-type="float">
            <text:p>0.88231168466825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01809510450274" calcext:value-type="float">
            <text:p>0.901809510450274</text:p>
          </table:table-cell>
          <table:table-cell office:value-type="float" office:value="0.899424884275494" calcext:value-type="float">
            <text:p>0.899424884275494</text:p>
          </table:table-cell>
          <table:table-cell office:value-type="float" office:value="0.915556178987235" calcext:value-type="float">
            <text:p>0.915556178987235</text:p>
          </table:table-cell>
          <table:table-cell office:value-type="float" office:value="0.882311684668256" calcext:value-type="float">
            <text:p>0.882311684668256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4553" calcext:value-type="float">
            <text:p>114553</text:p>
          </table:table-cell>
          <table:table-cell office:value-type="float" office:value="98921" calcext:value-type="float">
            <text:p>98921</text:p>
          </table:table-cell>
          <table:table-cell office:value-type="float" office:value="99701" calcext:value-type="float">
            <text:p>99701</text:p>
          </table:table-cell>
          <table:table-cell office:value-type="float" office:value="97993" calcext:value-type="float">
            <text:p>97993</text:p>
          </table:table-cell>
          <table:table-cell office:value-type="float" office:value="98662" calcext:value-type="float">
            <text:p>98662</text:p>
          </table:table-cell>
          <table:table-cell table:formula="of:=[.C19]/[.B19]" office:value-type="float" office:value="0.86353914781804" calcext:value-type="float">
            <text:p>0.86353914781804</text:p>
          </table:table-cell>
          <table:table-cell table:formula="of:=[.D19]/[.B19]" office:value-type="float" office:value="0.870348223093241" calcext:value-type="float">
            <text:p>0.870348223093241</text:p>
          </table:table-cell>
          <table:table-cell table:formula="of:=[.E19]/[.B19]" office:value-type="float" office:value="0.85543809415729" calcext:value-type="float">
            <text:p>0.85543809415729</text:p>
          </table:table-cell>
          <table:table-cell table:formula="of:=[.F19]/[.B19]" office:value-type="float" office:value="0.861278185643327" calcext:value-type="float">
            <text:p>0.86127818564332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86353914781804" calcext:value-type="float">
            <text:p>0.86353914781804</text:p>
          </table:table-cell>
          <table:table-cell office:value-type="float" office:value="0.870348223093241" calcext:value-type="float">
            <text:p>0.870348223093241</text:p>
          </table:table-cell>
          <table:table-cell office:value-type="float" office:value="0.85543809415729" calcext:value-type="float">
            <text:p>0.85543809415729</text:p>
          </table:table-cell>
          <table:table-cell office:value-type="float" office:value="0.861278185643327" calcext:value-type="float">
            <text:p>0.861278185643327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964" calcext:value-type="float">
            <text:p>60964</text:p>
          </table:table-cell>
          <table:table-cell table:number-columns-repeated="2" office:value-type="float" office:value="58722" calcext:value-type="float">
            <text:p>58722</text:p>
          </table:table-cell>
          <table:table-cell table:number-columns-repeated="2" office:value-type="float" office:value="58689" calcext:value-type="float">
            <text:p>58689</text:p>
          </table:table-cell>
          <table:table-cell table:formula="of:=[.C20]/[.B20]" office:value-type="float" office:value="0.963224197887278" calcext:value-type="float">
            <text:p>0.963224197887278</text:p>
          </table:table-cell>
          <table:table-cell table:formula="of:=[.D20]/[.B20]" office:value-type="float" office:value="0.963224197887278" calcext:value-type="float">
            <text:p>0.963224197887278</text:p>
          </table:table-cell>
          <table:table-cell table:formula="of:=[.E20]/[.B20]" office:value-type="float" office:value="0.962682894823174" calcext:value-type="float">
            <text:p>0.962682894823174</text:p>
          </table:table-cell>
          <table:table-cell table:formula="of:=[.F20]/[.B20]" office:value-type="float" office:value="0.962682894823174" calcext:value-type="float">
            <text:p>0.96268289482317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0.963224197887278" calcext:value-type="float">
            <text:p>0.963224197887278</text:p>
          </table:table-cell>
          <table:table-cell table:number-columns-repeated="2" office:value-type="float" office:value="0.962682894823174" calcext:value-type="float">
            <text:p>0.962682894823174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13" calcext:value-type="float">
            <text:p>7113</text:p>
          </table:table-cell>
          <table:table-cell table:number-columns-repeated="4" office:value-type="float" office:value="6644" calcext:value-type="float">
            <text:p>6644</text:p>
          </table:table-cell>
          <table:table-cell table:formula="of:=[.C21]/[.B21]" office:value-type="float" office:value="0.934064389146633" calcext:value-type="float">
            <text:p>0.934064389146633</text:p>
          </table:table-cell>
          <table:table-cell table:formula="of:=[.D21]/[.B21]" office:value-type="float" office:value="0.934064389146633" calcext:value-type="float">
            <text:p>0.934064389146633</text:p>
          </table:table-cell>
          <table:table-cell table:formula="of:=[.E21]/[.B21]" office:value-type="float" office:value="0.934064389146633" calcext:value-type="float">
            <text:p>0.934064389146633</text:p>
          </table:table-cell>
          <table:table-cell table:formula="of:=[.F21]/[.B21]" office:value-type="float" office:value="0.934064389146633" calcext:value-type="float">
            <text:p>0.934064389146633</text:p>
          </table:table-cell>
          <table:table-cell/>
          <table:table-cell office:value-type="string" calcext:value-type="string">
            <text:p>150(1)</text:p>
          </table:table-cell>
          <table:table-cell table:number-columns-repeated="4" office:value-type="float" office:value="0.934064389146633" calcext:value-type="float">
            <text:p>0.934064389146633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479" calcext:value-type="float">
            <text:p>31479</text:p>
          </table:table-cell>
          <table:table-cell office:value-type="float" office:value="27879" calcext:value-type="float">
            <text:p>27879</text:p>
          </table:table-cell>
          <table:table-cell office:value-type="float" office:value="27406" calcext:value-type="float">
            <text:p>27406</text:p>
          </table:table-cell>
          <table:table-cell office:value-type="float" office:value="27259" calcext:value-type="float">
            <text:p>27259</text:p>
          </table:table-cell>
          <table:table-cell office:value-type="float" office:value="27683" calcext:value-type="float">
            <text:p>27683</text:p>
          </table:table-cell>
          <table:table-cell table:formula="of:=[.C22]/[.B22]" office:value-type="float" office:value="0.885638044410559" calcext:value-type="float">
            <text:p>0.885638044410559</text:p>
          </table:table-cell>
          <table:table-cell table:formula="of:=[.D22]/[.B22]" office:value-type="float" office:value="0.870612154134502" calcext:value-type="float">
            <text:p>0.870612154134502</text:p>
          </table:table-cell>
          <table:table-cell table:formula="of:=[.E22]/[.B22]" office:value-type="float" office:value="0.865942374281267" calcext:value-type="float">
            <text:p>0.865942374281267</text:p>
          </table:table-cell>
          <table:table-cell table:formula="of:=[.F22]/[.B22]" office:value-type="float" office:value="0.879411671272912" calcext:value-type="float">
            <text:p>0.879411671272912</text:p>
          </table:table-cell>
          <table:table-cell/>
          <table:table-cell office:value-type="string" calcext:value-type="string">
            <text:p>150(2)</text:p>
          </table:table-cell>
          <table:table-cell office:value-type="float" office:value="0.885638044410559" calcext:value-type="float">
            <text:p>0.885638044410559</text:p>
          </table:table-cell>
          <table:table-cell office:value-type="float" office:value="0.870612154134502" calcext:value-type="float">
            <text:p>0.870612154134502</text:p>
          </table:table-cell>
          <table:table-cell office:value-type="float" office:value="0.865942374281267" calcext:value-type="float">
            <text:p>0.865942374281267</text:p>
          </table:table-cell>
          <table:table-cell office:value-type="float" office:value="0.879411671272912" calcext:value-type="float">
            <text:p>0.879411671272912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611" calcext:value-type="float">
            <text:p>31611</text:p>
          </table:table-cell>
          <table:table-cell office:value-type="float" office:value="26795" calcext:value-type="float">
            <text:p>26795</text:p>
          </table:table-cell>
          <table:table-cell office:value-type="float" office:value="26772" calcext:value-type="float">
            <text:p>26772</text:p>
          </table:table-cell>
          <table:table-cell office:value-type="float" office:value="26700" calcext:value-type="float">
            <text:p>26700</text:p>
          </table:table-cell>
          <table:table-cell office:value-type="float" office:value="26829" calcext:value-type="float">
            <text:p>26829</text:p>
          </table:table-cell>
          <table:table-cell table:formula="of:=[.C23]/[.B23]" office:value-type="float" office:value="0.847647970643131" calcext:value-type="float">
            <text:p>0.847647970643131</text:p>
          </table:table-cell>
          <table:table-cell table:formula="of:=[.D23]/[.B23]" office:value-type="float" office:value="0.846920375818544" calcext:value-type="float">
            <text:p>0.846920375818544</text:p>
          </table:table-cell>
          <table:table-cell table:formula="of:=[.E23]/[.B23]" office:value-type="float" office:value="0.844642687672013" calcext:value-type="float">
            <text:p>0.844642687672013</text:p>
          </table:table-cell>
          <table:table-cell table:formula="of:=[.F23]/[.B23]" office:value-type="float" office:value="0.848723545601215" calcext:value-type="float">
            <text:p>0.848723545601215</text:p>
          </table:table-cell>
          <table:table-cell/>
          <table:table-cell office:value-type="string" calcext:value-type="string">
            <text:p>150(3)</text:p>
          </table:table-cell>
          <table:table-cell office:value-type="float" office:value="0.847647970643131" calcext:value-type="float">
            <text:p>0.847647970643131</text:p>
          </table:table-cell>
          <table:table-cell office:value-type="float" office:value="0.846920375818544" calcext:value-type="float">
            <text:p>0.846920375818544</text:p>
          </table:table-cell>
          <table:table-cell office:value-type="float" office:value="0.844642687672013" calcext:value-type="float">
            <text:p>0.844642687672013</text:p>
          </table:table-cell>
          <table:table-cell office:value-type="float" office:value="0.848723545601215" calcext:value-type="float">
            <text:p>0.848723545601215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564" calcext:value-type="float">
            <text:p>79564</text:p>
          </table:table-cell>
          <table:table-cell office:value-type="float" office:value="75287" calcext:value-type="float">
            <text:p>75287</text:p>
          </table:table-cell>
          <table:table-cell office:value-type="float" office:value="75108" calcext:value-type="float">
            <text:p>75108</text:p>
          </table:table-cell>
          <table:table-cell office:value-type="float" office:value="75383" calcext:value-type="float">
            <text:p>75383</text:p>
          </table:table-cell>
          <table:table-cell office:value-type="float" office:value="74891" calcext:value-type="float">
            <text:p>74891</text:p>
          </table:table-cell>
          <table:table-cell table:formula="of:=[.C24]/[.B24]" office:value-type="float" office:value="0.946244532703233" calcext:value-type="float">
            <text:p>0.946244532703233</text:p>
          </table:table-cell>
          <table:table-cell table:formula="of:=[.D24]/[.B24]" office:value-type="float" office:value="0.943994771504701" calcext:value-type="float">
            <text:p>0.943994771504701</text:p>
          </table:table-cell>
          <table:table-cell table:formula="of:=[.E24]/[.B24]" office:value-type="float" office:value="0.947451108541551" calcext:value-type="float">
            <text:p>0.947451108541551</text:p>
          </table:table-cell>
          <table:table-cell table:formula="of:=[.F24]/[.B24]" office:value-type="float" office:value="0.941267407370167" calcext:value-type="float">
            <text:p>0.94126740737016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46244532703233" calcext:value-type="float">
            <text:p>0.946244532703233</text:p>
          </table:table-cell>
          <table:table-cell office:value-type="float" office:value="0.943994771504701" calcext:value-type="float">
            <text:p>0.943994771504701</text:p>
          </table:table-cell>
          <table:table-cell office:value-type="float" office:value="0.947451108541551" calcext:value-type="float">
            <text:p>0.947451108541551</text:p>
          </table:table-cell>
          <table:table-cell office:value-type="float" office:value="0.941267407370167" calcext:value-type="float">
            <text:p>0.941267407370167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12" calcext:value-type="float">
            <text:p>2612</text:p>
          </table:table-cell>
          <table:table-cell table:number-columns-repeated="4" office:value-type="float" office:value="2393" calcext:value-type="float">
            <text:p>2393</text:p>
          </table:table-cell>
          <table:table-cell table:formula="of:=[.C25]/[.B25]" office:value-type="float" office:value="0.916156202143951" calcext:value-type="float">
            <text:p>0.916156202143951</text:p>
          </table:table-cell>
          <table:table-cell table:formula="of:=[.D25]/[.B25]" office:value-type="float" office:value="0.916156202143951" calcext:value-type="float">
            <text:p>0.916156202143951</text:p>
          </table:table-cell>
          <table:table-cell table:formula="of:=[.E25]/[.B25]" office:value-type="float" office:value="0.916156202143951" calcext:value-type="float">
            <text:p>0.916156202143951</text:p>
          </table:table-cell>
          <table:table-cell table:formula="of:=[.F25]/[.B25]" office:value-type="float" office:value="0.916156202143951" calcext:value-type="float">
            <text:p>0.916156202143951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 office:value-type="float" office:value="0.916156202143951" calcext:value-type="float">
            <text:p>0.91615620214395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543" calcext:value-type="float">
            <text:p>34543</text:p>
          </table:table-cell>
          <table:table-cell table:number-columns-repeated="4" office:value-type="float" office:value="30189" calcext:value-type="float">
            <text:p>30189</text:p>
          </table:table-cell>
          <table:table-cell table:formula="of:=[.C26]/[.B26]" office:value-type="float" office:value="0.87395420200909" calcext:value-type="float">
            <text:p>0.87395420200909</text:p>
          </table:table-cell>
          <table:table-cell table:formula="of:=[.D26]/[.B26]" office:value-type="float" office:value="0.87395420200909" calcext:value-type="float">
            <text:p>0.87395420200909</text:p>
          </table:table-cell>
          <table:table-cell table:formula="of:=[.E26]/[.B26]" office:value-type="float" office:value="0.87395420200909" calcext:value-type="float">
            <text:p>0.87395420200909</text:p>
          </table:table-cell>
          <table:table-cell table:formula="of:=[.F26]/[.B26]" office:value-type="float" office:value="0.87395420200909" calcext:value-type="float">
            <text:p>0.87395420200909</text:p>
          </table:table-cell>
          <table:table-cell/>
          <table:table-cell office:value-type="string" calcext:value-type="string">
            <text:p>200(1)</text:p>
          </table:table-cell>
          <table:table-cell table:number-columns-repeated="4" office:value-type="float" office:value="0.87395420200909" calcext:value-type="float">
            <text:p>0.8739542020090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389" calcext:value-type="float">
            <text:p>35389</text:p>
          </table:table-cell>
          <table:table-cell office:value-type="float" office:value="30768" calcext:value-type="float">
            <text:p>30768</text:p>
          </table:table-cell>
          <table:table-cell office:value-type="float" office:value="30685" calcext:value-type="float">
            <text:p>30685</text:p>
          </table:table-cell>
          <table:table-cell office:value-type="float" office:value="30344" calcext:value-type="float">
            <text:p>30344</text:p>
          </table:table-cell>
          <table:table-cell office:value-type="float" office:value="30397" calcext:value-type="float">
            <text:p>30397</text:p>
          </table:table-cell>
          <table:table-cell table:formula="of:=[.C27]/[.B27]" office:value-type="float" office:value="0.869422701969538" calcext:value-type="float">
            <text:p>0.869422701969538</text:p>
          </table:table-cell>
          <table:table-cell table:formula="of:=[.D27]/[.B27]" office:value-type="float" office:value="0.867077340416514" calcext:value-type="float">
            <text:p>0.867077340416514</text:p>
          </table:table-cell>
          <table:table-cell table:formula="of:=[.E27]/[.B27]" office:value-type="float" office:value="0.857441577891435" calcext:value-type="float">
            <text:p>0.857441577891435</text:p>
          </table:table-cell>
          <table:table-cell table:formula="of:=[.F27]/[.B27]" office:value-type="float" office:value="0.858939218401198" calcext:value-type="float">
            <text:p>0.858939218401198</text:p>
          </table:table-cell>
          <table:table-cell/>
          <table:table-cell office:value-type="string" calcext:value-type="string">
            <text:p>200(2)</text:p>
          </table:table-cell>
          <table:table-cell office:value-type="float" office:value="0.869422701969538" calcext:value-type="float">
            <text:p>0.869422701969538</text:p>
          </table:table-cell>
          <table:table-cell office:value-type="float" office:value="0.867077340416514" calcext:value-type="float">
            <text:p>0.867077340416514</text:p>
          </table:table-cell>
          <table:table-cell office:value-type="float" office:value="0.857441577891435" calcext:value-type="float">
            <text:p>0.857441577891435</text:p>
          </table:table-cell>
          <table:table-cell office:value-type="float" office:value="0.858939218401198" calcext:value-type="float">
            <text:p>0.858939218401198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0486" calcext:value-type="float">
            <text:p>140486</text:p>
          </table:table-cell>
          <table:table-cell office:value-type="float" office:value="127458" calcext:value-type="float">
            <text:p>127458</text:p>
          </table:table-cell>
          <table:table-cell office:value-type="float" office:value="128360" calcext:value-type="float">
            <text:p>128360</text:p>
          </table:table-cell>
          <table:table-cell office:value-type="float" office:value="127458" calcext:value-type="float">
            <text:p>127458</text:p>
          </table:table-cell>
          <table:table-cell office:value-type="float" office:value="128360" calcext:value-type="float">
            <text:p>128360</text:p>
          </table:table-cell>
          <table:table-cell table:formula="of:=[.C28]/[.B28]" office:value-type="float" office:value="0.907264780832254" calcext:value-type="float">
            <text:p>0.907264780832254</text:p>
          </table:table-cell>
          <table:table-cell table:formula="of:=[.D28]/[.B28]" office:value-type="float" office:value="0.913685349429836" calcext:value-type="float">
            <text:p>0.913685349429836</text:p>
          </table:table-cell>
          <table:table-cell table:formula="of:=[.E28]/[.B28]" office:value-type="float" office:value="0.907264780832254" calcext:value-type="float">
            <text:p>0.907264780832254</text:p>
          </table:table-cell>
          <table:table-cell table:formula="of:=[.F28]/[.B28]" office:value-type="float" office:value="0.913685349429836" calcext:value-type="float">
            <text:p>0.913685349429836</text:p>
          </table:table-cell>
          <table:table-cell/>
          <table:table-cell office:value-type="string" calcext:value-type="string">
            <text:p>225(1)</text:p>
          </table:table-cell>
          <table:table-cell office:value-type="float" office:value="0.907264780832254" calcext:value-type="float">
            <text:p>0.907264780832254</text:p>
          </table:table-cell>
          <table:table-cell office:value-type="float" office:value="0.913685349429836" calcext:value-type="float">
            <text:p>0.913685349429836</text:p>
          </table:table-cell>
          <table:table-cell office:value-type="float" office:value="0.907264780832254" calcext:value-type="float">
            <text:p>0.907264780832254</text:p>
          </table:table-cell>
          <table:table-cell office:value-type="float" office:value="0.913685349429836" calcext:value-type="float">
            <text:p>0.913685349429836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78" calcext:value-type="float">
            <text:p>4578</text:p>
          </table:table-cell>
          <table:table-cell office:value-type="float" office:value="4057" calcext:value-type="float">
            <text:p>4057</text:p>
          </table:table-cell>
          <table:table-cell office:value-type="float" office:value="4062" calcext:value-type="float">
            <text:p>4062</text:p>
          </table:table-cell>
          <table:table-cell office:value-type="float" office:value="4063" calcext:value-type="float">
            <text:p>4063</text:p>
          </table:table-cell>
          <table:table-cell office:value-type="float" office:value="4047" calcext:value-type="float">
            <text:p>4047</text:p>
          </table:table-cell>
          <table:table-cell table:formula="of:=[.C29]/[.B29]" office:value-type="float" office:value="0.886194844910441" calcext:value-type="float">
            <text:p>0.886194844910441</text:p>
          </table:table-cell>
          <table:table-cell table:formula="of:=[.D29]/[.B29]" office:value-type="float" office:value="0.887287024901704" calcext:value-type="float">
            <text:p>0.887287024901704</text:p>
          </table:table-cell>
          <table:table-cell table:formula="of:=[.E29]/[.B29]" office:value-type="float" office:value="0.887505460899956" calcext:value-type="float">
            <text:p>0.887505460899956</text:p>
          </table:table-cell>
          <table:table-cell table:formula="of:=[.F29]/[.B29]" office:value-type="float" office:value="0.884010484927916" calcext:value-type="float">
            <text:p>0.884010484927916</text:p>
          </table:table-cell>
          <table:table-cell/>
          <table:table-cell office:value-type="string" calcext:value-type="string">
            <text:p>225(2)</text:p>
          </table:table-cell>
          <table:table-cell office:value-type="float" office:value="0.886194844910441" calcext:value-type="float">
            <text:p>0.886194844910441</text:p>
          </table:table-cell>
          <table:table-cell office:value-type="float" office:value="0.887287024901704" calcext:value-type="float">
            <text:p>0.887287024901704</text:p>
          </table:table-cell>
          <table:table-cell office:value-type="float" office:value="0.887505460899956" calcext:value-type="float">
            <text:p>0.887505460899956</text:p>
          </table:table-cell>
          <table:table-cell office:value-type="float" office:value="0.884010484927916" calcext:value-type="float">
            <text:p>0.884010484927916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2552" calcext:value-type="float">
            <text:p>92552</text:p>
          </table:table-cell>
          <table:table-cell office:value-type="float" office:value="82029" calcext:value-type="float">
            <text:p>82029</text:p>
          </table:table-cell>
          <table:table-cell office:value-type="float" office:value="82021" calcext:value-type="float">
            <text:p>82021</text:p>
          </table:table-cell>
          <table:table-cell table:number-columns-repeated="2" office:value-type="float" office:value="81988" calcext:value-type="float">
            <text:p>81988</text:p>
          </table:table-cell>
          <table:table-cell table:formula="of:=[.C30]/[.B30]" office:value-type="float" office:value="0.886301754689256" calcext:value-type="float">
            <text:p>0.886301754689256</text:p>
          </table:table-cell>
          <table:table-cell table:formula="of:=[.D30]/[.B30]" office:value-type="float" office:value="0.886215316794883" calcext:value-type="float">
            <text:p>0.886215316794883</text:p>
          </table:table-cell>
          <table:table-cell table:formula="of:=[.E30]/[.B30]" office:value-type="float" office:value="0.885858760480595" calcext:value-type="float">
            <text:p>0.885858760480595</text:p>
          </table:table-cell>
          <table:table-cell table:formula="of:=[.F30]/[.B30]" office:value-type="float" office:value="0.885858760480595" calcext:value-type="float">
            <text:p>0.885858760480595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886301754689256" calcext:value-type="float">
            <text:p>0.886301754689256</text:p>
          </table:table-cell>
          <table:table-cell office:value-type="float" office:value="0.886215316794883" calcext:value-type="float">
            <text:p>0.886215316794883</text:p>
          </table:table-cell>
          <table:table-cell table:number-columns-repeated="2" office:value-type="float" office:value="0.885858760480595" calcext:value-type="float">
            <text:p>0.885858760480595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4491" calcext:value-type="float">
            <text:p>54491</text:p>
          </table:table-cell>
          <table:table-cell office:value-type="float" office:value="49582" calcext:value-type="float">
            <text:p>49582</text:p>
          </table:table-cell>
          <table:table-cell office:value-type="float" office:value="49596" calcext:value-type="float">
            <text:p>49596</text:p>
          </table:table-cell>
          <table:table-cell table:number-columns-repeated="2" office:value-type="float" office:value="50248" calcext:value-type="float">
            <text:p>50248</text:p>
          </table:table-cell>
          <table:table-cell table:formula="of:=[.C31]/[.B31]" office:value-type="float" office:value="0.909911728542328" calcext:value-type="float">
            <text:p>0.909911728542328</text:p>
          </table:table-cell>
          <table:table-cell table:formula="of:=[.D31]/[.B31]" office:value-type="float" office:value="0.910168651703951" calcext:value-type="float">
            <text:p>0.910168651703951</text:p>
          </table:table-cell>
          <table:table-cell table:formula="of:=[.E31]/[.B31]" office:value-type="float" office:value="0.922133930373823" calcext:value-type="float">
            <text:p>0.922133930373823</text:p>
          </table:table-cell>
          <table:table-cell table:formula="of:=[.F31]/[.B31]" office:value-type="float" office:value="0.922133930373823" calcext:value-type="float">
            <text:p>0.922133930373823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0.909911728542328" calcext:value-type="float">
            <text:p>0.909911728542328</text:p>
          </table:table-cell>
          <table:table-cell office:value-type="float" office:value="0.910168651703951" calcext:value-type="float">
            <text:p>0.910168651703951</text:p>
          </table:table-cell>
          <table:table-cell table:number-columns-repeated="2" office:value-type="float" office:value="0.922133930373823" calcext:value-type="float">
            <text:p>0.922133930373823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75" calcext:value-type="float">
            <text:p>2975</text:p>
          </table:table-cell>
          <table:table-cell office:value-type="float" office:value="2643" calcext:value-type="float">
            <text:p>2643</text:p>
          </table:table-cell>
          <table:table-cell office:value-type="float" office:value="2631" calcext:value-type="float">
            <text:p>2631</text:p>
          </table:table-cell>
          <table:table-cell office:value-type="float" office:value="2647" calcext:value-type="float">
            <text:p>2647</text:p>
          </table:table-cell>
          <table:table-cell office:value-type="float" office:value="2657" calcext:value-type="float">
            <text:p>2657</text:p>
          </table:table-cell>
          <table:table-cell table:formula="of:=[.C32]/[.B32]" office:value-type="float" office:value="0.888403361344538" calcext:value-type="float">
            <text:p>0.888403361344538</text:p>
          </table:table-cell>
          <table:table-cell table:formula="of:=[.D32]/[.B32]" office:value-type="float" office:value="0.88436974789916" calcext:value-type="float">
            <text:p>0.88436974789916</text:p>
          </table:table-cell>
          <table:table-cell table:formula="of:=[.E32]/[.B32]" office:value-type="float" office:value="0.889747899159664" calcext:value-type="float">
            <text:p>0.889747899159664</text:p>
          </table:table-cell>
          <table:table-cell table:formula="of:=[.F32]/[.B32]" office:value-type="float" office:value="0.893109243697479" calcext:value-type="float">
            <text:p>0.89310924369747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888403361344538" calcext:value-type="float">
            <text:p>0.888403361344538</text:p>
          </table:table-cell>
          <table:table-cell office:value-type="float" office:value="0.88436974789916" calcext:value-type="float">
            <text:p>0.88436974789916</text:p>
          </table:table-cell>
          <table:table-cell office:value-type="float" office:value="0.889747899159664" calcext:value-type="float">
            <text:p>0.889747899159664</text:p>
          </table:table-cell>
          <table:table-cell office:value-type="float" office:value="0.893109243697479" calcext:value-type="float">
            <text:p>0.893109243697479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8279" calcext:value-type="float">
            <text:p>58279</text:p>
          </table:table-cell>
          <table:table-cell table:number-columns-repeated="4" office:value-type="float" office:value="50126" calcext:value-type="float">
            <text:p>50126</text:p>
          </table:table-cell>
          <table:table-cell table:formula="of:=[.C33]/[.B33]" office:value-type="float" office:value="0.860103982566619" calcext:value-type="float">
            <text:p>0.860103982566619</text:p>
          </table:table-cell>
          <table:table-cell table:formula="of:=[.D33]/[.B33]" office:value-type="float" office:value="0.860103982566619" calcext:value-type="float">
            <text:p>0.860103982566619</text:p>
          </table:table-cell>
          <table:table-cell table:formula="of:=[.E33]/[.B33]" office:value-type="float" office:value="0.860103982566619" calcext:value-type="float">
            <text:p>0.860103982566619</text:p>
          </table:table-cell>
          <table:table-cell table:formula="of:=[.F33]/[.B33]" office:value-type="float" office:value="0.860103982566619" calcext:value-type="float">
            <text:p>0.860103982566619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 office:value-type="float" office:value="0.860103982566619" calcext:value-type="float">
            <text:p>0.860103982566619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43674" calcext:value-type="float">
            <text:p>43674</text:p>
          </table:table-cell>
          <table:table-cell office:value-type="float" office:value="43451" calcext:value-type="float">
            <text:p>43451</text:p>
          </table:table-cell>
          <table:table-cell office:value-type="float" office:value="43549" calcext:value-type="float">
            <text:p>43549</text:p>
          </table:table-cell>
          <table:table-cell table:formula="of:=[.C34]/[.B34]" office:value-type="float" office:value="0.887664884860064" calcext:value-type="float">
            <text:p>0.887664884860064</text:p>
          </table:table-cell>
          <table:table-cell table:formula="of:=[.D34]/[.B34]" office:value-type="float" office:value="0.887664884860064" calcext:value-type="float">
            <text:p>0.887664884860064</text:p>
          </table:table-cell>
          <table:table-cell table:formula="of:=[.E34]/[.B34]" office:value-type="float" office:value="0.883132456657385" calcext:value-type="float">
            <text:p>0.883132456657385</text:p>
          </table:table-cell>
          <table:table-cell table:formula="of:=[.F34]/[.B34]" office:value-type="float" office:value="0.885124286091746" calcext:value-type="float">
            <text:p>0.885124286091746</text:p>
          </table:table-cell>
          <table:table-cell/>
          <table:table-cell office:value-type="string" calcext:value-type="string">
            <text:p>318(1)</text:p>
          </table:table-cell>
          <table:table-cell table:number-columns-repeated="2" office:value-type="float" office:value="0.887664884860064" calcext:value-type="float">
            <text:p>0.887664884860064</text:p>
          </table:table-cell>
          <table:table-cell office:value-type="float" office:value="0.883132456657385" calcext:value-type="float">
            <text:p>0.883132456657385</text:p>
          </table:table-cell>
          <table:table-cell office:value-type="float" office:value="0.885124286091746" calcext:value-type="float">
            <text:p>0.885124286091746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43674" calcext:value-type="float">
            <text:p>43674</text:p>
          </table:table-cell>
          <table:table-cell office:value-type="float" office:value="43451" calcext:value-type="float">
            <text:p>43451</text:p>
          </table:table-cell>
          <table:table-cell office:value-type="float" office:value="43549" calcext:value-type="float">
            <text:p>43549</text:p>
          </table:table-cell>
          <table:table-cell table:formula="of:=[.C35]/[.B35]" office:value-type="float" office:value="0.887664884860064" calcext:value-type="float">
            <text:p>0.887664884860064</text:p>
          </table:table-cell>
          <table:table-cell table:formula="of:=[.D35]/[.B35]" office:value-type="float" office:value="0.887664884860064" calcext:value-type="float">
            <text:p>0.887664884860064</text:p>
          </table:table-cell>
          <table:table-cell table:formula="of:=[.E35]/[.B35]" office:value-type="float" office:value="0.883132456657385" calcext:value-type="float">
            <text:p>0.883132456657385</text:p>
          </table:table-cell>
          <table:table-cell table:formula="of:=[.F35]/[.B35]" office:value-type="float" office:value="0.885124286091746" calcext:value-type="float">
            <text:p>0.885124286091746</text:p>
          </table:table-cell>
          <table:table-cell/>
          <table:table-cell office:value-type="string" calcext:value-type="string">
            <text:p>318(2)</text:p>
          </table:table-cell>
          <table:table-cell table:number-columns-repeated="2" office:value-type="float" office:value="0.887664884860064" calcext:value-type="float">
            <text:p>0.887664884860064</text:p>
          </table:table-cell>
          <table:table-cell office:value-type="float" office:value="0.883132456657385" calcext:value-type="float">
            <text:p>0.883132456657385</text:p>
          </table:table-cell>
          <table:table-cell office:value-type="float" office:value="0.885124286091746" calcext:value-type="float">
            <text:p>0.885124286091746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7230" calcext:value-type="float">
            <text:p>127230</text:p>
          </table:table-cell>
          <table:table-cell office:value-type="float" office:value="112633" calcext:value-type="float">
            <text:p>112633</text:p>
          </table:table-cell>
          <table:table-cell office:value-type="float" office:value="113474" calcext:value-type="float">
            <text:p>113474</text:p>
          </table:table-cell>
          <table:table-cell office:value-type="float" office:value="109301" calcext:value-type="float">
            <text:p>109301</text:p>
          </table:table-cell>
          <table:table-cell office:value-type="float" office:value="113474" calcext:value-type="float">
            <text:p>113474</text:p>
          </table:table-cell>
          <table:table-cell table:formula="of:=[.C36]/[.B36]" office:value-type="float" office:value="0.885270769472609" calcext:value-type="float">
            <text:p>0.885270769472609</text:p>
          </table:table-cell>
          <table:table-cell table:formula="of:=[.D36]/[.B36]" office:value-type="float" office:value="0.891880845712489" calcext:value-type="float">
            <text:p>0.891880845712489</text:p>
          </table:table-cell>
          <table:table-cell table:formula="of:=[.E36]/[.B36]" office:value-type="float" office:value="0.859081977521025" calcext:value-type="float">
            <text:p>0.859081977521025</text:p>
          </table:table-cell>
          <table:table-cell table:formula="of:=[.F36]/[.B36]" office:value-type="float" office:value="0.891880845712489" calcext:value-type="float">
            <text:p>0.891880845712489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0.885270769472609" calcext:value-type="float">
            <text:p>0.885270769472609</text:p>
          </table:table-cell>
          <table:table-cell office:value-type="float" office:value="0.891880845712489" calcext:value-type="float">
            <text:p>0.891880845712489</text:p>
          </table:table-cell>
          <table:table-cell office:value-type="float" office:value="0.859081977521025" calcext:value-type="float">
            <text:p>0.859081977521025</text:p>
          </table:table-cell>
          <table:table-cell office:value-type="float" office:value="0.891880845712489" calcext:value-type="float">
            <text:p>0.891880845712489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993" calcext:value-type="float">
            <text:p>7993</text:p>
          </table:table-cell>
          <table:table-cell office:value-type="float" office:value="7102" calcext:value-type="float">
            <text:p>7102</text:p>
          </table:table-cell>
          <table:table-cell office:value-type="float" office:value="7117" calcext:value-type="float">
            <text:p>7117</text:p>
          </table:table-cell>
          <table:table-cell office:value-type="float" office:value="7107" calcext:value-type="float">
            <text:p>7107</text:p>
          </table:table-cell>
          <table:table-cell office:value-type="float" office:value="7117" calcext:value-type="float">
            <text:p>7117</text:p>
          </table:table-cell>
          <table:table-cell table:formula="of:=[.C37]/[.B37]" office:value-type="float" office:value="0.888527461528838" calcext:value-type="float">
            <text:p>0.888527461528838</text:p>
          </table:table-cell>
          <table:table-cell table:formula="of:=[.D37]/[.B37]" office:value-type="float" office:value="0.890404103590642" calcext:value-type="float">
            <text:p>0.890404103590642</text:p>
          </table:table-cell>
          <table:table-cell table:formula="of:=[.E37]/[.B37]" office:value-type="float" office:value="0.889153008882772" calcext:value-type="float">
            <text:p>0.889153008882772</text:p>
          </table:table-cell>
          <table:table-cell table:formula="of:=[.F37]/[.B37]" office:value-type="float" office:value="0.890404103590642" calcext:value-type="float">
            <text:p>0.890404103590642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888527461528838" calcext:value-type="float">
            <text:p>0.888527461528838</text:p>
          </table:table-cell>
          <table:table-cell office:value-type="float" office:value="0.890404103590642" calcext:value-type="float">
            <text:p>0.890404103590642</text:p>
          </table:table-cell>
          <table:table-cell office:value-type="float" office:value="0.889153008882772" calcext:value-type="float">
            <text:p>0.889153008882772</text:p>
          </table:table-cell>
          <table:table-cell office:value-type="float" office:value="0.890404103590642" calcext:value-type="float">
            <text:p>0.890404103590642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540" calcext:value-type="float">
            <text:p>10540</text:p>
          </table:table-cell>
          <table:table-cell table:number-columns-repeated="4" office:value-type="float" office:value="9308" calcext:value-type="float">
            <text:p>9308</text:p>
          </table:table-cell>
          <table:table-cell table:formula="of:=[.C38]/[.B38]" office:value-type="float" office:value="0.883111954459203" calcext:value-type="float">
            <text:p>0.883111954459203</text:p>
          </table:table-cell>
          <table:table-cell table:formula="of:=[.D38]/[.B38]" office:value-type="float" office:value="0.883111954459203" calcext:value-type="float">
            <text:p>0.883111954459203</text:p>
          </table:table-cell>
          <table:table-cell table:formula="of:=[.E38]/[.B38]" office:value-type="float" office:value="0.883111954459203" calcext:value-type="float">
            <text:p>0.883111954459203</text:p>
          </table:table-cell>
          <table:table-cell table:formula="of:=[.F38]/[.B38]" office:value-type="float" office:value="0.883111954459203" calcext:value-type="float">
            <text:p>0.883111954459203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4" office:value-type="float" office:value="0.883111954459203" calcext:value-type="float">
            <text:p>0.883111954459203</text:p>
          </table:table-cell>
          <table:table-cell table:number-columns-repeated="1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13745" calcext:value-type="float">
            <text:p>313745</text:p>
          </table:table-cell>
          <table:table-cell table:number-columns-repeated="4" office:value-type="float" office:value="276539" calcext:value-type="float">
            <text:p>276539</text:p>
          </table:table-cell>
          <table:table-cell table:formula="of:=[.C39]/[.B39]" office:value-type="float" office:value="0.88141324961354" calcext:value-type="float">
            <text:p>0.88141324961354</text:p>
          </table:table-cell>
          <table:table-cell table:formula="of:=[.D39]/[.B39]" office:value-type="float" office:value="0.88141324961354" calcext:value-type="float">
            <text:p>0.88141324961354</text:p>
          </table:table-cell>
          <table:table-cell table:formula="of:=[.E39]/[.B39]" office:value-type="float" office:value="0.88141324961354" calcext:value-type="float">
            <text:p>0.88141324961354</text:p>
          </table:table-cell>
          <table:table-cell table:formula="of:=[.F39]/[.B39]" office:value-type="float" office:value="0.88141324961354" calcext:value-type="float">
            <text:p>0.88141324961354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4" office:value-type="float" office:value="0.88141324961354" calcext:value-type="float">
            <text:p>0.88141324961354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1:19:03.193605275</meta:creation-date>
    <dc:date>2022-05-12T13:31:04.331063897</dc:date>
    <meta:editing-duration>PT32M13S</meta:editing-duration>
    <meta:editing-cycles>2</meta:editing-cycles>
    <meta:generator>LibreOffice/6.4.7.2$Linux_X86_64 LibreOffice_project/40$Build-2</meta:generator>
    <meta:document-statistic meta:table-count="1" meta:cell-count="652" meta:object-count="0"/>
  </office:meta>
</office:document-meta>
</file>